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1.7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0.0008in solid #000000" fo:background-color="#ffe5ca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19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20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1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aecf00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aecf00" fo:border-left="none" fo:border-right="0.0008in solid #000000" fo:border-top="none"/>
    </style:style>
    <style:style style:name="ce24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5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7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9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008in solid #000000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fo:border-left="none" fo:border-right="0.0008in solid #000000" fo:border-top="0.0008in solid #000000"/>
    </style:style>
    <style:style style:name="ce34" style:family="table-cell" style:parent-style-name="Default">
      <style:table-cell-properties fo:border-bottom="none" fo:border-left="none" fo:border-right="0.0008in solid #000000" fo:border-top="non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row table:style-name="ro1">
          <table:table-cell table:style-name="ce1" office:value-type="string">
            <text:p>GTX1060 6GB</text:p>
          </table:table-cell>
          <table:table-cell table:style-name="ce28" office:value-type="string">
            <text:p>Sevilla (GPU)</text:p>
          </table:table-cell>
          <table:table-cell table:style-name="ce32" office:value-type="string">
            <text:p>Sevilla (CPU)</text:p>
          </table:table-cell>
          <table:table-cell table:style-name="ce28" office:value-type="string">
            <text:p>Shanghai (GPU)</text:p>
          </table:table-cell>
          <table:table-cell table:style-name="ce32" office:value-type="string">
            <text:p>Shanghai (CPU)</text:p>
          </table:table-cell>
          <table:table-cell table:style-name="ce28" office:value-type="string">
            <text:p>World 1 (GPU)</text:p>
          </table:table-cell>
          <table:table-cell table:style-name="ce32" office:value-type="string">
            <text:p>World 1 (CPU)</text:p>
          </table:table-cell>
          <table:table-cell table:style-name="ce28" office:value-type="string">
            <text:p>World 2 (GPU)</text:p>
          </table:table-cell>
          <table:table-cell table:style-name="ce32" office:value-type="string">
            <text:p>World 2 (CPU)</text:p>
          </table:table-cell>
        </table:table-row>
        <table:table-row table:style-name="ro2">
          <table:table-cell table:style-name="ce2" office:value-type="string">
            <text:p>Tamaño (filas)</text:p>
          </table:table-cell>
          <table:table-cell table:style-name="ce29" office:value-type="float" office:value="53927" table:number-columns-spanned="2" table:number-rows-spanned="1">
            <text:p>53927</text:p>
          </table:table-cell>
          <table:covered-table-cell table:style-name="ce32"/>
          <table:table-cell table:style-name="ce29" office:value-type="float" office:value="245057" table:number-columns-spanned="2" table:number-rows-spanned="1">
            <text:p>245057</text:p>
          </table:table-cell>
          <table:covered-table-cell table:style-name="ce32"/>
          <table:table-cell table:style-name="ce29" office:value-type="float" office:value="1371950" table:number-columns-spanned="2" table:number-rows-spanned="1">
            <text:p>1371950</text:p>
          </table:table-cell>
          <table:covered-table-cell table:style-name="ce32"/>
          <table:table-cell table:style-name="ce29" office:value-type="float" office:value="7051416" table:number-columns-spanned="2" table:number-rows-spanned="1">
            <text:p>7051416</text:p>
          </table:table-cell>
          <table:covered-table-cell table:style-name="ce32"/>
        </table:table-row>
        <table:table-row table:style-name="ro2">
          <table:table-cell table:style-name="ce2" office:value-type="string">
            <text:p>Tamaño (memoria)</text:p>
          </table:table-cell>
          <table:table-cell table:style-name="ce29" office:value-type="string" table:number-columns-spanned="2" table:number-rows-spanned="1">
            <text:p>714MiB</text:p>
          </table:table-cell>
          <table:covered-table-cell table:style-name="ce32"/>
          <table:table-cell table:style-name="ce29" office:value-type="string" table:number-columns-spanned="2" table:number-rows-spanned="1">
            <text:p>737MiB</text:p>
          </table:table-cell>
          <table:covered-table-cell table:style-name="ce32"/>
          <table:table-cell table:style-name="ce29" office:value-type="string" table:number-columns-spanned="2" table:number-rows-spanned="1">
            <text:p>830MiB</text:p>
          </table:table-cell>
          <table:covered-table-cell table:style-name="ce32"/>
          <table:table-cell table:style-name="ce29" office:value-type="string" table:number-columns-spanned="2" table:number-rows-spanned="1">
            <text:p>1310MiB</text:p>
          </table:table-cell>
          <table:covered-table-cell table:style-name="ce32"/>
        </table:table-row>
        <table:table-row table:style-name="ro2">
          <table:table-cell office:value-type="string">
            <text:p>Leer CSV</text:p>
          </table:table-cell>
          <table:table-cell office:value-type="string">
            <text:p>1.46 s</text:p>
          </table:table-cell>
          <table:table-cell office:value-type="string">
            <text:p>745 ms</text:p>
          </table:table-cell>
          <table:table-cell office:value-type="string">
            <text:p>8.02 s</text:p>
          </table:table-cell>
          <table:table-cell office:value-type="string">
            <text:p>2.66 s</text:p>
          </table:table-cell>
          <table:table-cell office:value-type="string">
            <text:p>47.2 s</text:p>
          </table:table-cell>
          <table:table-cell office:value-type="string">
            <text:p>30.3 s</text:p>
          </table:table-cell>
          <table:table-cell office:value-type="string">
            <text:p>3min 18s</text:p>
          </table:table-cell>
          <table:table-cell office:value-type="string">
            <text:p>6min 29s</text:p>
          </table:table-cell>
        </table:table-row>
        <table:table-row table:style-name="ro2">
          <table:table-cell/>
          <table:table-cell office:value-type="string">
            <text:p>274 ms</text:p>
          </table:table-cell>
          <table:table-cell office:value-type="string">
            <text:p>858 ms</text:p>
          </table:table-cell>
          <table:table-cell office:value-type="string">
            <text:p>741 ms</text:p>
          </table:table-cell>
          <table:table-cell office:value-type="string">
            <text:p>2.71 s</text:p>
          </table:table-cell>
          <table:table-cell office:value-type="string">
            <text:p>5.17 s</text:p>
          </table:table-cell>
          <table:table-cell office:value-type="string">
            <text:p>29.9 s</text:p>
          </table:table-cell>
          <table:table-cell office:value-type="string">
            <text:p>3min 12s</text:p>
          </table:table-cell>
          <table:table-cell office:value-type="string">
            <text:p>6min 37s</text:p>
          </table:table-cell>
        </table:table-row>
        <table:table-row table:style-name="ro2">
          <table:table-cell/>
          <table:table-cell office:value-type="string">
            <text:p>272 ms</text:p>
          </table:table-cell>
          <table:table-cell office:value-type="string">
            <text:p>840 ms</text:p>
          </table:table-cell>
          <table:table-cell office:value-type="string">
            <text:p>688 ms</text:p>
          </table:table-cell>
          <table:table-cell office:value-type="string">
            <text:p>2.65 s</text:p>
          </table:table-cell>
          <table:table-cell office:value-type="string">
            <text:p>5.23 s</text:p>
          </table:table-cell>
          <table:table-cell office:value-type="string">
            <text:p>29.1 s</text:p>
          </table:table-cell>
          <table:table-cell office:value-type="string">
            <text:p>4min 2s</text:p>
          </table:table-cell>
          <table:table-cell office:value-type="string">
            <text:p>7min 1s</text:p>
          </table:table-cell>
        </table:table-row>
        <table:table-row table:style-name="ro2">
          <table:table-cell/>
          <table:table-cell office:value-type="string">
            <text:p>299 ms</text:p>
          </table:table-cell>
          <table:table-cell office:value-type="string">
            <text:p>830 ms</text:p>
          </table:table-cell>
          <table:table-cell office:value-type="string">
            <text:p>707 ms</text:p>
          </table:table-cell>
          <table:table-cell office:value-type="string">
            <text:p>2.64 s</text:p>
          </table:table-cell>
          <table:table-cell office:value-type="string">
            <text:p>5.1 s</text:p>
          </table:table-cell>
          <table:table-cell office:value-type="string">
            <text:p>29 s</text:p>
          </table:table-cell>
          <table:table-cell office:value-type="string">
            <text:p>4min 2s</text:p>
          </table:table-cell>
          <table:table-cell office:value-type="string">
            <text:p>7min 2s</text:p>
          </table:table-cell>
        </table:table-row>
        <table:table-row table:style-name="ro2">
          <table:table-cell table:style-name="ce4"/>
          <table:table-cell table:style-name="ce31" office:value-type="string">
            <text:p>280 ms</text:p>
          </table:table-cell>
          <table:table-cell table:style-name="ce31" office:value-type="string">
            <text:p>841 ms</text:p>
          </table:table-cell>
          <table:table-cell table:style-name="ce31" office:value-type="string">
            <text:p>714 ms</text:p>
          </table:table-cell>
          <table:table-cell table:style-name="ce31" office:value-type="string">
            <text:p>2.65 s</text:p>
          </table:table-cell>
          <table:table-cell table:style-name="ce31" office:value-type="string">
            <text:p>5.12 s</text:p>
          </table:table-cell>
          <table:table-cell table:style-name="ce31" office:value-type="string">
            <text:p>29.1 s</text:p>
          </table:table-cell>
          <table:table-cell table:style-name="ce31" office:value-type="string">
            <text:p>4min 2s</text:p>
          </table:table-cell>
          <table:table-cell table:style-name="ce31" office:value-type="string">
            <text:p>7min 4s</text:p>
          </table:table-cell>
        </table:table-row>
        <table:table-row table:style-name="ro2">
          <table:table-cell table:style-name="ce5" office:value-type="string">
            <text:p>Tratado simple</text:p>
          </table:table-cell>
          <table:table-cell office:value-type="string">
            <text:p>45.1 ms</text:p>
          </table:table-cell>
          <table:table-cell office:value-type="string">
            <text:p>10.5 ms</text:p>
          </table:table-cell>
          <table:table-cell office:value-type="string">
            <text:p>76.2 ms</text:p>
          </table:table-cell>
          <table:table-cell office:value-type="string">
            <text:p>25.5 ms</text:p>
          </table:table-cell>
          <table:table-cell office:value-type="string">
            <text:p>180 ms</text:p>
          </table:table-cell>
          <table:table-cell office:value-type="string">
            <text:p>88.7 ms</text:p>
          </table:table-cell>
          <table:table-cell office:value-type="string">
            <text:p>620 ms</text:p>
          </table:table-cell>
          <table:table-cell office:value-type="string">
            <text:p>537 ms</text:p>
          </table:table-cell>
        </table:table-row>
        <table:table-row table:style-name="ro2">
          <table:table-cell table:style-name="ce5" office:value-type="string">
            <text:p>(conversión de tipo,</text:p>
          </table:table-cell>
          <table:table-cell office:value-type="string">
            <text:p>41.2 ms</text:p>
          </table:table-cell>
          <table:table-cell office:value-type="string">
            <text:p>8.47 ms</text:p>
          </table:table-cell>
          <table:table-cell office:value-type="string">
            <text:p>76.4 ms</text:p>
          </table:table-cell>
          <table:table-cell office:value-type="string">
            <text:p>25.8 ms</text:p>
          </table:table-cell>
          <table:table-cell office:value-type="string">
            <text:p>168 ms</text:p>
          </table:table-cell>
          <table:table-cell office:value-type="string">
            <text:p>88.3 ms</text:p>
          </table:table-cell>
          <table:table-cell office:value-type="string">
            <text:p>717 ms</text:p>
          </table:table-cell>
          <table:table-cell office:value-type="string">
            <text:p>533 ms</text:p>
          </table:table-cell>
        </table:table-row>
        <table:table-row table:style-name="ro2">
          <table:table-cell table:style-name="ce5" office:value-type="string">
            <text:p>factorización, etc)</text:p>
          </table:table-cell>
          <table:table-cell office:value-type="string">
            <text:p>43.1 ms</text:p>
          </table:table-cell>
          <table:table-cell office:value-type="string">
            <text:p>6.73 ms</text:p>
          </table:table-cell>
          <table:table-cell office:value-type="string">
            <text:p>74.5 ms</text:p>
          </table:table-cell>
          <table:table-cell office:value-type="string">
            <text:p>31.7 ms</text:p>
          </table:table-cell>
          <table:table-cell office:value-type="string">
            <text:p>167 ms</text:p>
          </table:table-cell>
          <table:table-cell office:value-type="string">
            <text:p>91.7 ms</text:p>
          </table:table-cell>
          <table:table-cell office:value-type="string">
            <text:p>716 ms</text:p>
          </table:table-cell>
          <table:table-cell office:value-type="string">
            <text:p>535 ms</text:p>
          </table:table-cell>
        </table:table-row>
        <table:table-row table:style-name="ro2">
          <table:table-cell table:style-name="ce5"/>
          <table:table-cell office:value-type="string">
            <text:p>42.1 ms</text:p>
          </table:table-cell>
          <table:table-cell office:value-type="string">
            <text:p>10.8 ms</text:p>
          </table:table-cell>
          <table:table-cell office:value-type="string">
            <text:p>59.7 ms</text:p>
          </table:table-cell>
          <table:table-cell office:value-type="string">
            <text:p>26.3 ms</text:p>
          </table:table-cell>
          <table:table-cell office:value-type="string">
            <text:p>165 ms</text:p>
          </table:table-cell>
          <table:table-cell office:value-type="string">
            <text:p>107 ms</text:p>
          </table:table-cell>
          <table:table-cell office:value-type="string">
            <text:p>721 ms</text:p>
          </table:table-cell>
          <table:table-cell office:value-type="string">
            <text:p>536 ms</text:p>
          </table:table-cell>
        </table:table-row>
        <table:table-row table:style-name="ro2">
          <table:table-cell table:style-name="ce6"/>
          <table:table-cell table:style-name="ce31" office:value-type="string">
            <text:p>39.9 ms</text:p>
          </table:table-cell>
          <table:table-cell table:style-name="ce31" office:value-type="string">
            <text:p>7.18 ms</text:p>
          </table:table-cell>
          <table:table-cell table:style-name="ce31" office:value-type="string">
            <text:p>75.9 ms</text:p>
          </table:table-cell>
          <table:table-cell table:style-name="ce31" office:value-type="string">
            <text:p>31.8 ms</text:p>
          </table:table-cell>
          <table:table-cell table:style-name="ce31" office:value-type="string">
            <text:p>180 ms</text:p>
          </table:table-cell>
          <table:table-cell table:style-name="ce31" office:value-type="string">
            <text:p>110 ms</text:p>
          </table:table-cell>
          <table:table-cell table:style-name="ce31" office:value-type="string">
            <text:p>714 ms</text:p>
          </table:table-cell>
          <table:table-cell table:style-name="ce31" office:value-type="string">
            <text:p>537 ms</text:p>
          </table:table-cell>
        </table:table-row>
        <table:table-row table:style-name="ro2">
          <table:table-cell table:style-name="ce7" office:value-type="string">
            <text:p>Tratado complejo</text:p>
          </table:table-cell>
          <table:table-cell office:value-type="string">
            <text:p>7.32 ms</text:p>
          </table:table-cell>
          <table:table-cell office:value-type="string">
            <text:p>116 ms</text:p>
          </table:table-cell>
          <table:table-cell office:value-type="string">
            <text:p>16.9 ms</text:p>
          </table:table-cell>
          <table:table-cell office:value-type="string">
            <text:p>396 ms</text:p>
          </table:table-cell>
          <table:table-cell office:value-type="string">
            <text:p>61.9 ms</text:p>
          </table:table-cell>
          <table:table-cell office:value-type="string">
            <text:p>1.97 s</text:p>
          </table:table-cell>
          <table:table-cell office:value-type="string">
            <text:p>277 ms</text:p>
          </table:table-cell>
          <table:table-cell office:value-type="string">
            <text:p>10.5 s</text:p>
          </table:table-cell>
        </table:table-row>
        <table:table-row table:style-name="ro2">
          <table:table-cell table:style-name="ce7" office:value-type="string">
            <text:p>(reemplazar caracteres)</text:p>
          </table:table-cell>
          <table:table-cell office:value-type="string">
            <text:p>8.51 ms</text:p>
          </table:table-cell>
          <table:table-cell office:value-type="string">
            <text:p>115 ms</text:p>
          </table:table-cell>
          <table:table-cell office:value-type="string">
            <text:p>17.2 ms</text:p>
          </table:table-cell>
          <table:table-cell office:value-type="string">
            <text:p>401 ms</text:p>
          </table:table-cell>
          <table:table-cell office:value-type="string">
            <text:p>61 ms</text:p>
          </table:table-cell>
          <table:table-cell office:value-type="string">
            <text:p>2.09 s</text:p>
          </table:table-cell>
          <table:table-cell office:value-type="string">
            <text:p>386 ms</text:p>
          </table:table-cell>
          <table:table-cell office:value-type="string">
            <text:p>10.4 s</text:p>
          </table:table-cell>
        </table:table-row>
        <table:table-row table:style-name="ro2">
          <table:table-cell table:style-name="ce7"/>
          <table:table-cell office:value-type="string">
            <text:p>7.26 ms</text:p>
          </table:table-cell>
          <table:table-cell office:value-type="string">
            <text:p>91 ms</text:p>
          </table:table-cell>
          <table:table-cell office:value-type="string">
            <text:p>14.7 ms</text:p>
          </table:table-cell>
          <table:table-cell office:value-type="string">
            <text:p>389 ms</text:p>
          </table:table-cell>
          <table:table-cell office:value-type="string">
            <text:p>60.8 ms</text:p>
          </table:table-cell>
          <table:table-cell office:value-type="string">
            <text:p>2.03 s</text:p>
          </table:table-cell>
          <table:table-cell office:value-type="string">
            <text:p>379 ms</text:p>
          </table:table-cell>
          <table:table-cell office:value-type="string">
            <text:p>10.8 s</text:p>
          </table:table-cell>
        </table:table-row>
        <table:table-row table:style-name="ro2">
          <table:table-cell table:style-name="ce7"/>
          <table:table-cell office:value-type="string">
            <text:p>16.1 ms</text:p>
          </table:table-cell>
          <table:table-cell office:value-type="string">
            <text:p>84.8 ms</text:p>
          </table:table-cell>
          <table:table-cell office:value-type="string">
            <text:p>14.3 ms</text:p>
          </table:table-cell>
          <table:table-cell office:value-type="string">
            <text:p>370 ms</text:p>
          </table:table-cell>
          <table:table-cell office:value-type="string">
            <text:p>61.2 ms</text:p>
          </table:table-cell>
          <table:table-cell office:value-type="string">
            <text:p>1.97 s</text:p>
          </table:table-cell>
          <table:table-cell office:value-type="string">
            <text:p>381 ms</text:p>
          </table:table-cell>
          <table:table-cell office:value-type="string">
            <text:p>10.4 s</text:p>
          </table:table-cell>
        </table:table-row>
        <table:table-row table:style-name="ro2">
          <table:table-cell table:style-name="ce8"/>
          <table:table-cell table:style-name="ce31" office:value-type="string">
            <text:p>9.27 ms</text:p>
          </table:table-cell>
          <table:table-cell table:style-name="ce31" office:value-type="string">
            <text:p>82.5 ms</text:p>
          </table:table-cell>
          <table:table-cell table:style-name="ce31" office:value-type="string">
            <text:p>16.4 ms</text:p>
          </table:table-cell>
          <table:table-cell table:style-name="ce31" office:value-type="string">
            <text:p>370 ms</text:p>
          </table:table-cell>
          <table:table-cell table:style-name="ce31" office:value-type="string">
            <text:p>63.1 ms</text:p>
          </table:table-cell>
          <table:table-cell table:style-name="ce31" office:value-type="string">
            <text:p>2.17 s</text:p>
          </table:table-cell>
          <table:table-cell table:style-name="ce31" office:value-type="string">
            <text:p>388 ms</text:p>
          </table:table-cell>
          <table:table-cell table:style-name="ce31" office:value-type="string">
            <text:p>10.8 s</text:p>
          </table:table-cell>
        </table:table-row>
        <table:table-row table:style-name="ro2">
          <table:table-cell table:style-name="ce9" office:value-type="string">
            <text:p>Conversión de</text:p>
          </table:table-cell>
          <table:table-cell office:value-type="string">
            <text:p>131 ms</text:p>
          </table:table-cell>
          <table:table-cell office:value-type="string">
            <text:p>44.4 ms</text:p>
          </table:table-cell>
          <table:table-cell office:value-type="string">
            <text:p>51.7 ms</text:p>
          </table:table-cell>
          <table:table-cell office:value-type="string">
            <text:p>182 ms</text:p>
          </table:table-cell>
          <table:table-cell office:value-type="string">
            <text:p>92.6 ms</text:p>
          </table:table-cell>
          <table:table-cell office:value-type="string">
            <text:p>997 ms</text:p>
          </table:table-cell>
          <table:table-cell office:value-type="string">
            <text:p>415 ms</text:p>
          </table:table-cell>
          <table:table-cell office:value-type="string">
            <text:p>5.59 s</text:p>
          </table:table-cell>
        </table:table-row>
        <table:table-row table:style-name="ro2">
          <table:table-cell table:style-name="ce9" office:value-type="string">
            <text:p>coordenadas</text:p>
          </table:table-cell>
          <table:table-cell office:value-type="string">
            <text:p>25 ms</text:p>
          </table:table-cell>
          <table:table-cell office:value-type="string">
            <text:p>43.5 ms</text:p>
          </table:table-cell>
          <table:table-cell office:value-type="string">
            <text:p>48.8 ms</text:p>
          </table:table-cell>
          <table:table-cell office:value-type="string">
            <text:p>182 ms</text:p>
          </table:table-cell>
          <table:table-cell office:value-type="string">
            <text:p>91.3 ms</text:p>
          </table:table-cell>
          <table:table-cell office:value-type="string">
            <text:p>1.04 s</text:p>
          </table:table-cell>
          <table:table-cell office:value-type="string">
            <text:p>415 ms</text:p>
          </table:table-cell>
          <table:table-cell office:value-type="string">
            <text:p>5.34 s</text:p>
          </table:table-cell>
        </table:table-row>
        <table:table-row table:style-name="ro2">
          <table:table-cell table:style-name="ce9"/>
          <table:table-cell office:value-type="string">
            <text:p>12.7 ms</text:p>
          </table:table-cell>
          <table:table-cell office:value-type="string">
            <text:p>44 ms</text:p>
          </table:table-cell>
          <table:table-cell office:value-type="string">
            <text:p>52.5 ms</text:p>
          </table:table-cell>
          <table:table-cell office:value-type="string">
            <text:p>184 ms</text:p>
          </table:table-cell>
          <table:table-cell office:value-type="string">
            <text:p>92 ms</text:p>
          </table:table-cell>
          <table:table-cell office:value-type="string">
            <text:p>1 s</text:p>
          </table:table-cell>
          <table:table-cell office:value-type="string">
            <text:p>418 ms</text:p>
          </table:table-cell>
          <table:table-cell office:value-type="string">
            <text:p>5.5 s</text:p>
          </table:table-cell>
        </table:table-row>
        <table:table-row table:style-name="ro2">
          <table:table-cell table:style-name="ce9"/>
          <table:table-cell office:value-type="string">
            <text:p>10.5 ms</text:p>
          </table:table-cell>
          <table:table-cell office:value-type="string">
            <text:p>44.5 ms</text:p>
          </table:table-cell>
          <table:table-cell office:value-type="string">
            <text:p>52.2 ms</text:p>
          </table:table-cell>
          <table:table-cell office:value-type="string">
            <text:p>182 ms</text:p>
          </table:table-cell>
          <table:table-cell office:value-type="string">
            <text:p>91.6 ms</text:p>
          </table:table-cell>
          <table:table-cell office:value-type="string">
            <text:p>997 ms</text:p>
          </table:table-cell>
          <table:table-cell office:value-type="string">
            <text:p>418 ms</text:p>
          </table:table-cell>
          <table:table-cell office:value-type="string">
            <text:p>5.5 s</text:p>
          </table:table-cell>
        </table:table-row>
        <table:table-row table:style-name="ro2">
          <table:table-cell table:style-name="ce10"/>
          <table:table-cell table:style-name="ce31" office:value-type="string">
            <text:p>26.8 ms</text:p>
          </table:table-cell>
          <table:table-cell table:style-name="ce31" office:value-type="string">
            <text:p>79.1 ms</text:p>
          </table:table-cell>
          <table:table-cell table:style-name="ce31" office:value-type="string">
            <text:p>49.7 ms</text:p>
          </table:table-cell>
          <table:table-cell table:style-name="ce31" office:value-type="string">
            <text:p>182 ms</text:p>
          </table:table-cell>
          <table:table-cell table:style-name="ce31" office:value-type="string">
            <text:p>95.8 ms</text:p>
          </table:table-cell>
          <table:table-cell table:style-name="ce31" office:value-type="string">
            <text:p>1.04 s</text:p>
          </table:table-cell>
          <table:table-cell table:style-name="ce31" office:value-type="string">
            <text:p>415 ms</text:p>
          </table:table-cell>
          <table:table-cell table:style-name="ce31" office:value-type="string">
            <text:p>5.52 s</text:p>
          </table:table-cell>
        </table:table-row>
        <table:table-row table:style-name="ro2">
          <table:table-cell table:style-name="ce11" office:value-type="string">
            <text:p>K-means</text:p>
          </table:table-cell>
          <table:table-cell office:value-type="string">
            <text:p>662 ms</text:p>
          </table:table-cell>
          <table:table-cell office:value-type="string">
            <text:p>394 ms</text:p>
          </table:table-cell>
          <table:table-cell office:value-type="string">
            <text:p>1.4 s</text:p>
          </table:table-cell>
          <table:table-cell office:value-type="string">
            <text:p>910 ms</text:p>
          </table:table-cell>
          <table:table-cell office:value-type="string">
            <text:p>745 ms</text:p>
          </table:table-cell>
          <table:table-cell office:value-type="string">
            <text:p>2.76 s</text:p>
          </table:table-cell>
          <table:table-cell office:value-type="string">
            <text:p>4.8 s</text:p>
          </table:table-cell>
          <table:table-cell office:value-type="string">
            <text:p>13.7 s</text:p>
          </table:table-cell>
        </table:table-row>
        <table:table-row table:style-name="ro2">
          <table:table-cell table:style-name="ce11"/>
          <table:table-cell office:value-type="string">
            <text:p>648 ms</text:p>
          </table:table-cell>
          <table:table-cell office:value-type="string">
            <text:p>344 ms</text:p>
          </table:table-cell>
          <table:table-cell office:value-type="string">
            <text:p>1.38 s</text:p>
          </table:table-cell>
          <table:table-cell office:value-type="string">
            <text:p>1 s</text:p>
          </table:table-cell>
          <table:table-cell office:value-type="string">
            <text:p>956 ms</text:p>
          </table:table-cell>
          <table:table-cell office:value-type="string">
            <text:p>2.86 s</text:p>
          </table:table-cell>
          <table:table-cell office:value-type="string">
            <text:p>5.99 s</text:p>
          </table:table-cell>
          <table:table-cell office:value-type="string">
            <text:p>14.2 s</text:p>
          </table:table-cell>
        </table:table-row>
        <table:table-row table:style-name="ro2">
          <table:table-cell table:style-name="ce11"/>
          <table:table-cell office:value-type="string">
            <text:p>653 ms</text:p>
          </table:table-cell>
          <table:table-cell office:value-type="string">
            <text:p>370 ms</text:p>
          </table:table-cell>
          <table:table-cell office:value-type="string">
            <text:p>1.39 s</text:p>
          </table:table-cell>
          <table:table-cell office:value-type="string">
            <text:p>996 ms</text:p>
          </table:table-cell>
          <table:table-cell office:value-type="string">
            <text:p>704 ms</text:p>
          </table:table-cell>
          <table:table-cell office:value-type="string">
            <text:p>2.86 s</text:p>
          </table:table-cell>
          <table:table-cell office:value-type="string">
            <text:p>19.5 s</text:p>
          </table:table-cell>
          <table:table-cell office:value-type="string">
            <text:p>14.2 s</text:p>
          </table:table-cell>
        </table:table-row>
        <table:table-row table:style-name="ro2">
          <table:table-cell table:style-name="ce11"/>
          <table:table-cell office:value-type="string">
            <text:p>609 ms</text:p>
          </table:table-cell>
          <table:table-cell office:value-type="string">
            <text:p>304 ms</text:p>
          </table:table-cell>
          <table:table-cell office:value-type="string">
            <text:p>1.39 s</text:p>
          </table:table-cell>
          <table:table-cell office:value-type="string">
            <text:p>1.27 s</text:p>
          </table:table-cell>
          <table:table-cell office:value-type="string">
            <text:p>1.21 s</text:p>
          </table:table-cell>
          <table:table-cell office:value-type="string">
            <text:p>2.76 s</text:p>
          </table:table-cell>
          <table:table-cell office:value-type="string">
            <text:p>25.3 s</text:p>
          </table:table-cell>
          <table:table-cell office:value-type="string">
            <text:p>14.1 s</text:p>
          </table:table-cell>
        </table:table-row>
        <table:table-row table:style-name="ro2">
          <table:table-cell table:style-name="ce12"/>
          <table:table-cell table:style-name="ce31" office:value-type="string">
            <text:p>629 ms</text:p>
          </table:table-cell>
          <table:table-cell table:style-name="ce31" office:value-type="string">
            <text:p>329 ms</text:p>
          </table:table-cell>
          <table:table-cell table:style-name="ce31" office:value-type="string">
            <text:p>1.39 s</text:p>
          </table:table-cell>
          <table:table-cell table:style-name="ce31" office:value-type="string">
            <text:p>1.19 s</text:p>
          </table:table-cell>
          <table:table-cell table:style-name="ce31" office:value-type="string">
            <text:p>2.44 s</text:p>
          </table:table-cell>
          <table:table-cell table:style-name="ce31" office:value-type="string">
            <text:p>2.76 s</text:p>
          </table:table-cell>
          <table:table-cell office:value-type="string">
            <text:p>25.5 s</text:p>
          </table:table-cell>
          <table:table-cell table:style-name="ce31" office:value-type="string">
            <text:p>14.1 s</text:p>
          </table:table-cell>
        </table:table-row>
        <table:table-row table:style-name="ro2">
          <table:table-cell table:style-name="ce13" office:value-type="string">
            <text:p>DBSCAN</text:p>
          </table:table-cell>
          <table:table-cell office:value-type="string">
            <text:p>884 ms</text:p>
          </table:table-cell>
          <table:table-cell office:value-type="string">
            <text:p>140 ms</text:p>
          </table:table-cell>
          <table:table-cell office:value-type="string">
            <text:p>9.86 s</text:p>
          </table:table-cell>
          <table:table-cell office:value-type="string">
            <text:p>1.07 s</text:p>
          </table:table-cell>
          <table:table-cell office:value-type="string">
            <text:p>44.1 s</text:p>
          </table:table-cell>
          <table:table-cell office:value-type="string">
            <text:p>2.82 s</text:p>
          </table:table-cell>
          <table:table-cell table:style-name="ce33" office:value-type="string">
            <text:p>--</text:p>
          </table:table-cell>
          <table:table-cell office:value-type="string">
            <text:p>24.1 s</text:p>
          </table:table-cell>
        </table:table-row>
        <table:table-row table:style-name="ro2">
          <table:table-cell table:style-name="ce13"/>
          <table:table-cell office:value-type="string">
            <text:p>12.6 ms</text:p>
          </table:table-cell>
          <table:table-cell office:value-type="string">
            <text:p>65 ms</text:p>
          </table:table-cell>
          <table:table-cell office:value-type="string">
            <text:p>9.86 s</text:p>
          </table:table-cell>
          <table:table-cell office:value-type="string">
            <text:p>1.09 s</text:p>
          </table:table-cell>
          <table:table-cell office:value-type="string">
            <text:p>44.1 s</text:p>
          </table:table-cell>
          <table:table-cell office:value-type="string">
            <text:p>2.82 s</text:p>
          </table:table-cell>
          <table:table-cell table:style-name="ce34" office:value-type="string">
            <text:p>--</text:p>
          </table:table-cell>
          <table:table-cell office:value-type="string">
            <text:p>23.4 s</text:p>
          </table:table-cell>
        </table:table-row>
        <table:table-row table:style-name="ro2">
          <table:table-cell table:style-name="ce13"/>
          <table:table-cell office:value-type="string">
            <text:p>12.2 ms</text:p>
          </table:table-cell>
          <table:table-cell office:value-type="string">
            <text:p>51.4 ms</text:p>
          </table:table-cell>
          <table:table-cell office:value-type="string">
            <text:p>9.85 s</text:p>
          </table:table-cell>
          <table:table-cell office:value-type="string">
            <text:p>1.12 s</text:p>
          </table:table-cell>
          <table:table-cell office:value-type="string">
            <text:p>44.2 s</text:p>
          </table:table-cell>
          <table:table-cell office:value-type="string">
            <text:p>2.8 s</text:p>
          </table:table-cell>
          <table:table-cell table:style-name="ce34" office:value-type="string">
            <text:p>--</text:p>
          </table:table-cell>
          <table:table-cell office:value-type="string">
            <text:p>23.1 s</text:p>
          </table:table-cell>
        </table:table-row>
        <table:table-row table:style-name="ro2">
          <table:table-cell table:style-name="ce13"/>
          <table:table-cell office:value-type="string">
            <text:p>11.7 ms</text:p>
          </table:table-cell>
          <table:table-cell office:value-type="string">
            <text:p>49.1 ms</text:p>
          </table:table-cell>
          <table:table-cell office:value-type="string">
            <text:p>9.86 s</text:p>
          </table:table-cell>
          <table:table-cell office:value-type="string">
            <text:p>1.04 s</text:p>
          </table:table-cell>
          <table:table-cell office:value-type="string">
            <text:p>44.2 s</text:p>
          </table:table-cell>
          <table:table-cell office:value-type="string">
            <text:p>2.79 s</text:p>
          </table:table-cell>
          <table:table-cell table:style-name="ce34" office:value-type="string">
            <text:p>--</text:p>
          </table:table-cell>
          <table:table-cell office:value-type="string">
            <text:p>23.6 s</text:p>
          </table:table-cell>
        </table:table-row>
        <table:table-row table:style-name="ro2">
          <table:table-cell table:style-name="ce14"/>
          <table:table-cell table:style-name="ce31" office:value-type="string">
            <text:p>27.8 ms</text:p>
          </table:table-cell>
          <table:table-cell table:style-name="ce31" office:value-type="string">
            <text:p>84.1 ms</text:p>
          </table:table-cell>
          <table:table-cell table:style-name="ce31" office:value-type="string">
            <text:p>9.88 s</text:p>
          </table:table-cell>
          <table:table-cell table:style-name="ce31" office:value-type="string">
            <text:p>1.06 s</text:p>
          </table:table-cell>
          <table:table-cell table:style-name="ce31" office:value-type="string">
            <text:p>44.2 s</text:p>
          </table:table-cell>
          <table:table-cell table:style-name="ce31" office:value-type="string">
            <text:p>2.83 s</text:p>
          </table:table-cell>
          <table:table-cell table:style-name="ce1" office:value-type="string">
            <text:p>--</text:p>
          </table:table-cell>
          <table:table-cell table:style-name="ce31" office:value-type="string">
            <text:p>23.5 s</text:p>
          </table:table-cell>
        </table:table-row>
        <table:table-row table:style-name="ro2">
          <table:table-cell table:style-name="ce15" office:value-type="string">
            <text:p>KNN</text:p>
          </table:table-cell>
          <table:table-cell office:value-type="string">
            <text:p>2.68 s</text:p>
          </table:table-cell>
          <table:table-cell office:value-type="string">
            <text:p>30.1 ms</text:p>
          </table:table-cell>
          <table:table-cell office:value-type="string">
            <text:p>107 ms</text:p>
          </table:table-cell>
          <table:table-cell office:value-type="string">
            <text:p>143 ms</text:p>
          </table:table-cell>
          <table:table-cell office:value-type="string">
            <text:p>15.8 s</text:p>
          </table:table-cell>
          <table:table-cell office:value-type="string">
            <text:p>1.04 s</text:p>
          </table:table-cell>
          <table:table-cell office:value-type="string">
            <text:p>5min 23s</text:p>
          </table:table-cell>
          <table:table-cell office:value-type="string">
            <text:p>6.58 s</text:p>
          </table:table-cell>
        </table:table-row>
        <table:table-row table:style-name="ro2">
          <table:table-cell table:style-name="ce15"/>
          <table:table-cell office:value-type="string">
            <text:p>123 ms</text:p>
          </table:table-cell>
          <table:table-cell office:value-type="string">
            <text:p>56.5 ms</text:p>
          </table:table-cell>
          <table:table-cell office:value-type="string">
            <text:p>131 ms</text:p>
          </table:table-cell>
          <table:table-cell office:value-type="string">
            <text:p>139 ms</text:p>
          </table:table-cell>
          <table:table-cell office:value-type="string">
            <text:p>15.7 s</text:p>
          </table:table-cell>
          <table:table-cell office:value-type="string">
            <text:p>1.03 s</text:p>
          </table:table-cell>
          <table:table-cell office:value-type="string">
            <text:p>5min 21s</text:p>
          </table:table-cell>
          <table:table-cell office:value-type="string">
            <text:p>6.66 s</text:p>
          </table:table-cell>
        </table:table-row>
        <table:table-row table:style-name="ro2">
          <table:table-cell table:style-name="ce15"/>
          <table:table-cell office:value-type="string">
            <text:p>99 ms</text:p>
          </table:table-cell>
          <table:table-cell office:value-type="string">
            <text:p>61.2 ms</text:p>
          </table:table-cell>
          <table:table-cell office:value-type="string">
            <text:p>125 ms</text:p>
          </table:table-cell>
          <table:table-cell office:value-type="string">
            <text:p>131 ms</text:p>
          </table:table-cell>
          <table:table-cell office:value-type="string">
            <text:p>15.7 s</text:p>
          </table:table-cell>
          <table:table-cell office:value-type="string">
            <text:p>1.02 s</text:p>
          </table:table-cell>
          <table:table-cell office:value-type="string">
            <text:p>5min 21s</text:p>
          </table:table-cell>
          <table:table-cell office:value-type="string">
            <text:p>6.59 s</text:p>
          </table:table-cell>
        </table:table-row>
        <table:table-row table:style-name="ro2">
          <table:table-cell table:style-name="ce15"/>
          <table:table-cell office:value-type="string">
            <text:p>131 ms</text:p>
          </table:table-cell>
          <table:table-cell office:value-type="string">
            <text:p>59.1 ms</text:p>
          </table:table-cell>
          <table:table-cell office:value-type="string">
            <text:p>99.5 ms</text:p>
          </table:table-cell>
          <table:table-cell office:value-type="string">
            <text:p>141 ms</text:p>
          </table:table-cell>
          <table:table-cell office:value-type="string">
            <text:p>15.7 s</text:p>
          </table:table-cell>
          <table:table-cell office:value-type="string">
            <text:p>1 s</text:p>
          </table:table-cell>
          <table:table-cell office:value-type="string">
            <text:p>5min 23s</text:p>
          </table:table-cell>
          <table:table-cell office:value-type="string">
            <text:p>6.55 s</text:p>
          </table:table-cell>
        </table:table-row>
        <table:table-row table:style-name="ro2">
          <table:table-cell table:style-name="ce16"/>
          <table:table-cell table:style-name="ce31" office:value-type="string">
            <text:p>101 ms</text:p>
          </table:table-cell>
          <table:table-cell table:style-name="ce31" office:value-type="string">
            <text:p>27.7 ms</text:p>
          </table:table-cell>
          <table:table-cell table:style-name="ce31" office:value-type="string">
            <text:p>103 ms</text:p>
          </table:table-cell>
          <table:table-cell table:style-name="ce31" office:value-type="string">
            <text:p>139 ms</text:p>
          </table:table-cell>
          <table:table-cell table:style-name="ce31" office:value-type="string">
            <text:p>15.7 s</text:p>
          </table:table-cell>
          <table:table-cell table:style-name="ce31" office:value-type="string">
            <text:p>1.08 s</text:p>
          </table:table-cell>
          <table:table-cell table:style-name="ce31" office:value-type="string">
            <text:p>5min 21s</text:p>
          </table:table-cell>
          <table:table-cell table:style-name="ce31" office:value-type="string">
            <text:p>6.53 s</text:p>
          </table:table-cell>
        </table:table-row>
        <table:table-row table:style-name="ro2">
          <table:table-cell table:style-name="ce17" office:value-type="string">
            <text:p>Regresión</text:p>
          </table:table-cell>
          <table:table-cell office:value-type="string">
            <text:p>5.52 s</text:p>
          </table:table-cell>
          <table:table-cell office:value-type="string">
            <text:p>186 ms</text:p>
          </table:table-cell>
          <table:table-cell office:value-type="string">
            <text:p>36.1 ms</text:p>
          </table:table-cell>
          <table:table-cell office:value-type="string">
            <text:p>184 ms</text:p>
          </table:table-cell>
          <table:table-cell office:value-type="string">
            <text:p>134 ms</text:p>
          </table:table-cell>
          <table:table-cell office:value-type="string">
            <text:p>1.14 s</text:p>
          </table:table-cell>
          <table:table-cell table:style-name="ce34" office:value-type="string">
            <text:p>--</text:p>
          </table:table-cell>
          <table:table-cell office:value-type="string">
            <text:p>7.6 s</text:p>
          </table:table-cell>
        </table:table-row>
        <table:table-row table:style-name="ro2">
          <table:table-cell table:style-name="ce17"/>
          <table:table-cell office:value-type="string">
            <text:p>20.8 ms</text:p>
          </table:table-cell>
          <table:table-cell office:value-type="string">
            <text:p>33.8 ms</text:p>
          </table:table-cell>
          <table:table-cell office:value-type="string">
            <text:p>37.1 ms</text:p>
          </table:table-cell>
          <table:table-cell office:value-type="string">
            <text:p>194 ms</text:p>
          </table:table-cell>
          <table:table-cell office:value-type="string">
            <text:p>134 ms</text:p>
          </table:table-cell>
          <table:table-cell office:value-type="string">
            <text:p>1.12 s</text:p>
          </table:table-cell>
          <table:table-cell table:style-name="ce34" office:value-type="string">
            <text:p>--</text:p>
          </table:table-cell>
          <table:table-cell office:value-type="string">
            <text:p>7.43 s</text:p>
          </table:table-cell>
        </table:table-row>
        <table:table-row table:style-name="ro2">
          <table:table-cell table:style-name="ce17"/>
          <table:table-cell office:value-type="string">
            <text:p>21.1 ms</text:p>
          </table:table-cell>
          <table:table-cell office:value-type="string">
            <text:p>30.5 ms</text:p>
          </table:table-cell>
          <table:table-cell office:value-type="string">
            <text:p>36 ms</text:p>
          </table:table-cell>
          <table:table-cell office:value-type="string">
            <text:p>184 ms</text:p>
          </table:table-cell>
          <table:table-cell office:value-type="string">
            <text:p>133 ms</text:p>
          </table:table-cell>
          <table:table-cell office:value-type="string">
            <text:p>1.14 s</text:p>
          </table:table-cell>
          <table:table-cell table:style-name="ce34" office:value-type="string">
            <text:p>--</text:p>
          </table:table-cell>
          <table:table-cell office:value-type="string">
            <text:p>5.87 s</text:p>
          </table:table-cell>
        </table:table-row>
        <table:table-row table:style-name="ro2">
          <table:table-cell table:style-name="ce18"/>
          <table:table-cell office:value-type="string">
            <text:p>24.1 ms</text:p>
          </table:table-cell>
          <table:table-cell office:value-type="string">
            <text:p>39.5 ms</text:p>
          </table:table-cell>
          <table:table-cell office:value-type="string">
            <text:p>55.3 ms</text:p>
          </table:table-cell>
          <table:table-cell office:value-type="string">
            <text:p>172 ms</text:p>
          </table:table-cell>
          <table:table-cell office:value-type="string">
            <text:p>134 ms</text:p>
          </table:table-cell>
          <table:table-cell office:value-type="string">
            <text:p>1.13 s</text:p>
          </table:table-cell>
          <table:table-cell table:style-name="ce34" office:value-type="string">
            <text:p>--</text:p>
          </table:table-cell>
          <table:table-cell office:value-type="string">
            <text:p>5.54 s</text:p>
          </table:table-cell>
        </table:table-row>
        <table:table-row table:style-name="ro2">
          <table:table-cell table:style-name="ce19"/>
          <table:table-cell table:style-name="ce31" office:value-type="string">
            <text:p>22.6 ms</text:p>
          </table:table-cell>
          <table:table-cell table:style-name="ce31" office:value-type="string">
            <text:p>55.8 ms</text:p>
          </table:table-cell>
          <table:table-cell table:style-name="ce31" office:value-type="string">
            <text:p>35.7 ms</text:p>
          </table:table-cell>
          <table:table-cell table:style-name="ce31" office:value-type="string">
            <text:p>197 ms</text:p>
          </table:table-cell>
          <table:table-cell table:style-name="ce31" office:value-type="string">
            <text:p>134 ms</text:p>
          </table:table-cell>
          <table:table-cell table:style-name="ce31" office:value-type="string">
            <text:p>1.14 s</text:p>
          </table:table-cell>
          <table:table-cell table:style-name="ce1" office:value-type="string">
            <text:p>--</text:p>
          </table:table-cell>
          <table:table-cell table:style-name="ce31" office:value-type="string">
            <text:p>5.49 s</text:p>
          </table:table-cell>
        </table:table-row>
        <table:table-row table:style-name="ro2">
          <table:table-cell table:style-name="ce20" office:value-type="string">
            <text:p>Regresión (predicción)</text:p>
          </table:table-cell>
          <table:table-cell office:value-type="string">
            <text:p>12.4 ms</text:p>
          </table:table-cell>
          <table:table-cell office:value-type="string">
            <text:p>3.86 ms</text:p>
          </table:table-cell>
          <table:table-cell office:value-type="string">
            <text:p>11.1 ms</text:p>
          </table:table-cell>
          <table:table-cell office:value-type="string">
            <text:p>10.4 ms</text:p>
          </table:table-cell>
          <table:table-cell office:value-type="string">
            <text:p>5.84 ms</text:p>
          </table:table-cell>
          <table:table-cell office:value-type="string">
            <text:p>39.9 ms</text:p>
          </table:table-cell>
          <table:table-cell table:style-name="ce34" office:value-type="string">
            <text:p>--</text:p>
          </table:table-cell>
          <table:table-cell office:value-type="string">
            <text:p>101 ms</text:p>
          </table:table-cell>
        </table:table-row>
        <table:table-row table:style-name="ro2">
          <table:table-cell table:style-name="ce21"/>
          <table:table-cell office:value-type="string">
            <text:p>3.96 ms</text:p>
          </table:table-cell>
          <table:table-cell office:value-type="string">
            <text:p>5.27 ms</text:p>
          </table:table-cell>
          <table:table-cell office:value-type="string">
            <text:p>4.48 ms</text:p>
          </table:table-cell>
          <table:table-cell office:value-type="string">
            <text:p>6.5 ms</text:p>
          </table:table-cell>
          <table:table-cell office:value-type="string">
            <text:p>12.8 ms</text:p>
          </table:table-cell>
          <table:table-cell office:value-type="string">
            <text:p>35.1 ms</text:p>
          </table:table-cell>
          <table:table-cell table:style-name="ce34" office:value-type="string">
            <text:p>--</text:p>
          </table:table-cell>
          <table:table-cell office:value-type="string">
            <text:p>90.2 ms</text:p>
          </table:table-cell>
        </table:table-row>
        <table:table-row table:style-name="ro2">
          <table:table-cell table:style-name="ce21"/>
          <table:table-cell office:value-type="string">
            <text:p>4.3 ms</text:p>
          </table:table-cell>
          <table:table-cell office:value-type="string">
            <text:p>7.55 ms</text:p>
          </table:table-cell>
          <table:table-cell office:value-type="string">
            <text:p>12.3 ms</text:p>
          </table:table-cell>
          <table:table-cell office:value-type="string">
            <text:p>6.14 ms</text:p>
          </table:table-cell>
          <table:table-cell office:value-type="string">
            <text:p>5.47 ms</text:p>
          </table:table-cell>
          <table:table-cell office:value-type="string">
            <text:p>72.7 ms</text:p>
          </table:table-cell>
          <table:table-cell table:style-name="ce34" office:value-type="string">
            <text:p>--</text:p>
          </table:table-cell>
          <table:table-cell office:value-type="string">
            <text:p>85 ms</text:p>
          </table:table-cell>
        </table:table-row>
        <table:table-row table:style-name="ro2">
          <table:table-cell table:style-name="ce22"/>
          <table:table-cell office:value-type="string">
            <text:p>4.12 ms</text:p>
          </table:table-cell>
          <table:table-cell office:value-type="string">
            <text:p>12.8 ms</text:p>
          </table:table-cell>
          <table:table-cell office:value-type="string">
            <text:p>11.2 ms</text:p>
          </table:table-cell>
          <table:table-cell office:value-type="string">
            <text:p>18.5 ms</text:p>
          </table:table-cell>
          <table:table-cell office:value-type="string">
            <text:p>11.7 ms</text:p>
          </table:table-cell>
          <table:table-cell office:value-type="string">
            <text:p>44.5 ms</text:p>
          </table:table-cell>
          <table:table-cell table:style-name="ce34" office:value-type="string">
            <text:p>--</text:p>
          </table:table-cell>
          <table:table-cell office:value-type="string">
            <text:p>82.3 ms</text:p>
          </table:table-cell>
        </table:table-row>
        <table:table-row table:style-name="ro2">
          <table:table-cell table:style-name="ce23"/>
          <table:table-cell table:style-name="ce31" office:value-type="string">
            <text:p>4.33 ms</text:p>
          </table:table-cell>
          <table:table-cell table:style-name="ce31" office:value-type="string">
            <text:p>14.5 ms</text:p>
          </table:table-cell>
          <table:table-cell table:style-name="ce31" office:value-type="string">
            <text:p>6.91 ms</text:p>
          </table:table-cell>
          <table:table-cell table:style-name="ce31" office:value-type="string">
            <text:p>54.9 ms</text:p>
          </table:table-cell>
          <table:table-cell table:style-name="ce31" office:value-type="string">
            <text:p>11.1 ms</text:p>
          </table:table-cell>
          <table:table-cell table:style-name="ce31" office:value-type="string">
            <text:p>69.3 ms</text:p>
          </table:table-cell>
          <table:table-cell table:style-name="ce1" office:value-type="string">
            <text:p>--</text:p>
          </table:table-cell>
          <table:table-cell table:style-name="ce31" office:value-type="string">
            <text:p>84.8 ms</text:p>
          </table:table-cell>
        </table:table-row>
        <table:table-row table:style-name="ro2">
          <table:table-cell table:style-name="ce24" office:value-type="string">
            <text:p>Coordinate Descent</text:p>
          </table:table-cell>
          <table:table-cell office:value-type="string">
            <text:p>239 ms</text:p>
          </table:table-cell>
          <table:table-cell office:value-type="string">
            <text:p>86.5 ms</text:p>
          </table:table-cell>
          <table:table-cell office:value-type="string">
            <text:p>66.5 ms</text:p>
          </table:table-cell>
          <table:table-cell office:value-type="string">
            <text:p>119 ms</text:p>
          </table:table-cell>
          <table:table-cell office:value-type="string">
            <text:p>920 ms</text:p>
          </table:table-cell>
          <table:table-cell office:value-type="string">
            <text:p>602 ms</text:p>
          </table:table-cell>
          <table:table-cell office:value-type="string">
            <text:p>6.48 s</text:p>
          </table:table-cell>
          <table:table-cell office:value-type="string">
            <text:p>4.77 s</text:p>
          </table:table-cell>
        </table:table-row>
        <table:table-row table:style-name="ro2">
          <table:table-cell table:style-name="ce25"/>
          <table:table-cell office:value-type="string">
            <text:p>31.8 ms</text:p>
          </table:table-cell>
          <table:table-cell office:value-type="string">
            <text:p>67.1 ms</text:p>
          </table:table-cell>
          <table:table-cell office:value-type="string">
            <text:p>65.4 ms</text:p>
          </table:table-cell>
          <table:table-cell office:value-type="string">
            <text:p>137 ms</text:p>
          </table:table-cell>
          <table:table-cell office:value-type="string">
            <text:p>943 ms</text:p>
          </table:table-cell>
          <table:table-cell office:value-type="string">
            <text:p>588 ms</text:p>
          </table:table-cell>
          <table:table-cell office:value-type="string">
            <text:p>5.83 s</text:p>
          </table:table-cell>
          <table:table-cell office:value-type="string">
            <text:p>3.42 s</text:p>
          </table:table-cell>
        </table:table-row>
        <table:table-row table:style-name="ro2">
          <table:table-cell table:style-name="ce25"/>
          <table:table-cell office:value-type="string">
            <text:p>43.6 ms</text:p>
          </table:table-cell>
          <table:table-cell office:value-type="string">
            <text:p>64.8 ms</text:p>
          </table:table-cell>
          <table:table-cell office:value-type="string">
            <text:p>65.4 ms</text:p>
          </table:table-cell>
          <table:table-cell office:value-type="string">
            <text:p>136 ms</text:p>
          </table:table-cell>
          <table:table-cell office:value-type="string">
            <text:p>942 ms</text:p>
          </table:table-cell>
          <table:table-cell office:value-type="string">
            <text:p>634 ms</text:p>
          </table:table-cell>
          <table:table-cell office:value-type="string">
            <text:p>5.97 s</text:p>
          </table:table-cell>
          <table:table-cell office:value-type="string">
            <text:p>3.1 s</text:p>
          </table:table-cell>
        </table:table-row>
        <table:table-row table:style-name="ro2">
          <table:table-cell table:style-name="ce26"/>
          <table:table-cell office:value-type="string">
            <text:p>31.6 ms</text:p>
          </table:table-cell>
          <table:table-cell office:value-type="string">
            <text:p>40.8 ms</text:p>
          </table:table-cell>
          <table:table-cell office:value-type="string">
            <text:p>64.7 ms</text:p>
          </table:table-cell>
          <table:table-cell office:value-type="string">
            <text:p>128 ms</text:p>
          </table:table-cell>
          <table:table-cell office:value-type="string">
            <text:p>942 ms</text:p>
          </table:table-cell>
          <table:table-cell office:value-type="string">
            <text:p>633 ms</text:p>
          </table:table-cell>
          <table:table-cell office:value-type="string">
            <text:p>5.96 s</text:p>
          </table:table-cell>
          <table:table-cell office:value-type="string">
            <text:p>3.78 s</text:p>
          </table:table-cell>
        </table:table-row>
        <table:table-row table:style-name="ro2">
          <table:table-cell table:style-name="ce27"/>
          <table:table-cell table:style-name="ce31" office:value-type="string">
            <text:p>31.5 ms</text:p>
          </table:table-cell>
          <table:table-cell table:style-name="ce31" office:value-type="string">
            <text:p>34.8 ms</text:p>
          </table:table-cell>
          <table:table-cell table:style-name="ce31" office:value-type="string">
            <text:p>66.6 ms</text:p>
          </table:table-cell>
          <table:table-cell table:style-name="ce31" office:value-type="string">
            <text:p>116 ms</text:p>
          </table:table-cell>
          <table:table-cell table:style-name="ce31" office:value-type="string">
            <text:p>926 ms</text:p>
          </table:table-cell>
          <table:table-cell table:style-name="ce31" office:value-type="string">
            <text:p>632 ms</text:p>
          </table:table-cell>
          <table:table-cell table:style-name="ce31" office:value-type="string">
            <text:p>5.71 s</text:p>
          </table:table-cell>
          <table:table-cell table:style-name="ce31" office:value-type="string">
            <text:p>2.77 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3">04/03/2021</text:date>, <text:time>16:4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4-03T16:41:10</dc:date>
    <meta:editing-duration>PT12H40M12S</meta:editing-duration>
    <meta:editing-cycles>67</meta:editing-cycles>
    <dc:creator>Gonzalo Delgado Chaves</dc:creator>
    <meta:document-statistic meta:table-count="1" meta:cell-count="433" meta:object-count="0"/>
  </office:meta>
</office:document-meta>
</file>